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1.167cm" fo:min-width="22.177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7.486cm" fo:min-width="20.83cm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3.445cm" fo:min-width="18.617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834cm" fo:min-width="14.0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1.348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396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067cm" svg:height="30.287cm" svg:x="-2.492cm" svg:y="-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0.162cm" svg:height="25.082cm" svg:x="-2.17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7.035cm" svg:height="19.367cm" svg:x="0cm" svg:y="9.57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0.637cm" svg:height="11.43cm" svg:x="2.905cm" svg:y="17.827cm">
          <text:p text:style-name="P2">1.Tizim <text:line-break/>onlayn buyurtma platformasi<text:line-break/>Ma’lumotlar bazas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735cm" svg:height="3.095cm" svg:x="10.842cm" svg:y="13.7cm">
          <draw:text-box>
            <text:p>2.Biznes Tizimi<text:line-break/>-Mijoz<text:line-break/>-Menejerlar <text:line-break/>-ustalar</text:p>
          </draw:text-box>
        </draw:frame>
        <draw:frame draw:style-name="gr6" draw:text-style-name="P5" draw:layer="layout" svg:width="6.098cm" svg:height="1.598cm" svg:x="9.824cm" svg:y="6.704cm">
          <draw:text-box>
            <text:p text:style-name="P4">3. Tashkilot (Business Organization)</text:p>
          </draw:text-box>
        </draw:frame>
        <draw:frame draw:style-name="gr7" draw:text-style-name="P5" draw:layer="layout" svg:width="3.829cm" svg:height="0.646cm" svg:x="10.188cm" svg:y="7.35cm">
          <draw:text-box>
            <text:p text:style-name="P4">- Buxgalteriya bo'limi </text:p>
          </draw:text-box>
        </draw:frame>
        <draw:frame draw:style-name="gr7" draw:text-style-name="P5" draw:layer="layout" svg:width="5.044cm" svg:height="0.646cm" svg:x="9.608cm" svg:y="8.291cm">
          <draw:text-box>
            <text:p text:style-name="P4">- Tarmoq rahbariyati (Egalari)</text:p>
          </draw:text-box>
        </draw:frame>
        <draw:frame draw:style-name="gr7" draw:text-style-name="P5" draw:layer="layout" svg:width="6.547cm" svg:height="0.646cm" svg:x="9.89cm" svg:y="0.671cm">
          <draw:text-box>
            <text:p text:style-name="P4">4. Tashqi Muhit (External Environment)</text:p>
          </draw:text-box>
        </draw:frame>
        <draw:frame draw:style-name="gr7" draw:text-style-name="P5" draw:layer="layout" svg:width="6.606cm" svg:height="0.646cm" svg:x="9.572cm" svg:y="1.624cm">
          <draw:text-box>
            <text:p text:style-name="P4">- Telegram / WhatsApp / SMS Gateway</text:p>
          </draw:text-box>
        </draw:frame>
        <draw:frame draw:style-name="gr7" draw:text-style-name="P5" draw:layer="layout" svg:width="5.557cm" svg:height="0.646cm" svg:x="9.89cm" svg:y="2.905cm">
          <draw:text-box>
            <text:p text:style-name="P4">- Soliq organlari (Cheklar uchun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5:26:50.962448105</meta:creation-date>
    <dc:date>2026-01-28T15:51:12.401643797</dc:date>
    <meta:editing-duration>PT2M22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